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system" style:font-pitch="variable" svg:panose-1="0 0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#include &lt;iostream&gt;</text:p>
      <text:p text:style-name="Standard">using namespace std;</text:p>
      <text:p text:style-name="Standard"/>
      <text:p text:style-name="Standard">struct tree {</text:p>
      <text:p text:style-name="Standard"><text:s text:c="4"/>int data;</text:p>
      <text:p text:style-name="Standard"><text:s text:c="4"/>tree *left;</text:p>
      <text:p text:style-name="Standard"><text:s text:c="4"/>tree *right;</text:p>
      <text:p text:style-name="Standard">};</text:p>
      <text:p text:style-name="Standard"/>
      <text:p text:style-name="Standard">class BST {</text:p>
      <text:p text:style-name="Standard">public:</text:p>
      <text:p text:style-name="Standard"><text:s text:c="4"/>tree *root, *loc, *par, *suc, *parsuc, *ptr, *save;</text:p>
      <text:p text:style-name="Standard"/>
      <text:p text:style-name="Standard"><text:s text:c="4"/>BST() {</text:p>
      <text:p text:style-name="Standard"><text:s text:c="8"/>root = NULL;</text:p>
      <text:p text:style-name="Standard"><text:s text:c="4"/>}</text:p>
      <text:p text:style-name="Standard"/>
      <text:p text:style-name="Standard"><text:s text:c="4"/>void createbst(int);</text:p>
      <text:p text:style-name="Standard"><text:s text:c="4"/>void inorder(tree *);</text:p>
      <text:p text:style-name="Standard"><text:s text:c="4"/>void preorder(tree *);</text:p>
      <text:p text:style-name="Standard"><text:s text:c="4"/>void postorder(tree *);</text:p>
      <text:p text:style-name="Standard"><text:s text:c="4"/>void deletenode(int);</text:p>
      <text:p text:style-name="Standard"><text:s text:c="4"/>void casea(tree *, tree *);</text:p>
      <text:p text:style-name="Standard"><text:s text:c="4"/>void caseb();</text:p>
      <text:p text:style-name="Standard"><text:s text:c="4"/>void search(int);</text:p>
      <text:p text:style-name="Standard"><text:s text:c="4"/>int depth(tree *);</text:p>
      <text:p text:style-name="Standard"><text:s text:c="4"/>void printLeafNodes(tree *);</text:p>
      <text:p text:style-name="Standard"><text:s text:c="4"/>void mirror_tree(tree*);</text:p>
      <text:p text:style-name="Standard">};</text:p>
      <text:p text:style-name="Standard"/>
      <text:p text:style-name="Standard">void BST::createbst(int x) {</text:p>
      <text:p text:style-name="Standard"><text:s text:c="4"/>tree *newnode, *ptr, *parent;</text:p>
      <text:p text:style-name="Standard"><text:s text:c="4"/>newnode = new tree;</text:p>
      <text:p text:style-name="Standard"><text:s text:c="4"/>newnode-&gt;data = x;</text:p>
      <text:p text:style-name="Standard"><text:s text:c="4"/>newnode-&gt;left = NULL;</text:p>
      <text:p text:style-name="Standard"><text:s text:c="4"/>newnode-&gt;right = NULL;</text:p>
      <text:p text:style-name="Standard"/>
      <text:p text:style-name="Standard"><text:s text:c="4"/>if (root == NULL) {</text:p>
      <text:p text:style-name="Standard"><text:s text:c="8"/>root = newnode;</text:p>
      <text:p text:style-name="Standard"><text:s text:c="4"/>} else {</text:p>
      <text:p text:style-name="Standard"><text:s text:c="8"/>ptr = root;</text:p>
      <text:p text:style-name="Standard"><text:s text:c="8"/>while (ptr != NULL) {</text:p>
      <text:p text:style-name="Standard"><text:s text:c="12"/>parent = ptr;</text:p>
      <text:p text:style-name="Standard"><text:s text:c="12"/>if (x &gt; ptr-&gt;data) {</text:p>
      <text:p text:style-name="Standard"><text:s text:c="16"/>ptr = ptr-&gt;right;</text:p>
      <text:p text:style-name="Standard"><text:s text:c="12"/>} else {</text:p>
      <text:p text:style-name="Standard"><text:s text:c="16"/>ptr = ptr-&gt;left;</text:p>
      <text:p text:style-name="Standard"><text:s text:c="12"/>}</text:p>
      <text:p text:style-name="Standard"><text:s text:c="8"/>}</text:p>
      <text:p text:style-name="Standard"/>
      <text:p text:style-name="Standard"><text:s text:c="8"/>if (x &gt; parent-&gt;data) {</text:p>
      <text:p text:style-name="Standard"><text:s text:c="12"/>parent-&gt;right = newnode;</text:p>
      <text:soft-page-break/>
      <text:p text:style-name="Standard"><text:s text:c="8"/>} else {</text:p>
      <text:p text:style-name="Standard"><text:s text:c="12"/>parent-&gt;left = newnode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void BST::casea(tree *loc, tree *par) {</text:p>
      <text:p text:style-name="Standard"><text:s text:c="4"/>tree *child;</text:p>
      <text:p text:style-name="Standard"><text:s text:c="4"/>if (loc-&gt;left == NULL &amp;&amp; loc-&gt;right == NULL) {</text:p>
      <text:p text:style-name="Standard"><text:s text:c="8"/>child = NULL;</text:p>
      <text:p text:style-name="Standard"><text:s text:c="4"/>} else if (loc-&gt;left != NULL) {</text:p>
      <text:p text:style-name="Standard"><text:s text:c="8"/>child = loc-&gt;left;</text:p>
      <text:p text:style-name="Standard"><text:s text:c="4"/>} else {</text:p>
      <text:p text:style-name="Standard"><text:s text:c="8"/>child = loc-&gt;right;</text:p>
      <text:p text:style-name="Standard"><text:s text:c="4"/>}</text:p>
      <text:p text:style-name="Standard"/>
      <text:p text:style-name="Standard"><text:s text:c="4"/>if (par != NULL) {</text:p>
      <text:p text:style-name="Standard"><text:s text:c="8"/>if (loc == par-&gt;left) {</text:p>
      <text:p text:style-name="Standard"><text:s text:c="12"/>par-&gt;left = child;</text:p>
      <text:p text:style-name="Standard"><text:s text:c="8"/>} else {</text:p>
      <text:p text:style-name="Standard"><text:s text:c="12"/>par-&gt;right = child;</text:p>
      <text:p text:style-name="Standard"><text:s text:c="8"/>}</text:p>
      <text:p text:style-name="Standard"><text:s text:c="4"/>} else {</text:p>
      <text:p text:style-name="Standard"><text:s text:c="8"/>root = child;</text:p>
      <text:p text:style-name="Standard"><text:s text:c="4"/>}</text:p>
      <text:p text:style-name="Standard">}</text:p>
      <text:p text:style-name="Standard"/>
      <text:p text:style-name="Standard">void BST::caseb() {</text:p>
      <text:p text:style-name="Standard"><text:s text:c="4"/>tree *suc, *parsuc, *ptr, *save;</text:p>
      <text:p text:style-name="Standard"><text:s text:c="4"/>ptr = loc-&gt;right;</text:p>
      <text:p text:style-name="Standard"><text:s text:c="4"/>save = loc;</text:p>
      <text:p text:style-name="Standard"><text:s text:c="4"/>while (ptr-&gt;left != NULL) {</text:p>
      <text:p text:style-name="Standard"><text:s text:c="8"/>save = ptr;</text:p>
      <text:p text:style-name="Standard"><text:s text:c="8"/>ptr = ptr-&gt;left;</text:p>
      <text:p text:style-name="Standard"><text:s text:c="4"/>}</text:p>
      <text:p text:style-name="Standard"><text:s text:c="4"/>suc = ptr;</text:p>
      <text:p text:style-name="Standard"><text:s text:c="4"/>parsuc = save;</text:p>
      <text:p text:style-name="Standard"><text:s text:c="4"/>casea(suc, parsuc);</text:p>
      <text:p text:style-name="Standard"/>
      <text:p text:style-name="Standard"><text:s text:c="4"/>if (par != NULL) {</text:p>
      <text:p text:style-name="Standard"><text:s text:c="8"/>if (loc == par-&gt;left) {</text:p>
      <text:p text:style-name="Standard"><text:s text:c="12"/>par-&gt;left = suc;</text:p>
      <text:p text:style-name="Standard"><text:s text:c="8"/>} else {</text:p>
      <text:p text:style-name="Standard"><text:s text:c="12"/>par-&gt;right = suc;</text:p>
      <text:p text:style-name="Standard"><text:s text:c="8"/>}</text:p>
      <text:p text:style-name="Standard"><text:s text:c="4"/>} else {</text:p>
      <text:p text:style-name="Standard"><text:s text:c="8"/>root = suc;</text:p>
      <text:p text:style-name="Standard"><text:s text:c="4"/>}</text:p>
      <text:p text:style-name="Standard"><text:s text:c="4"/>suc-&gt;left = loc-&gt;left;</text:p>
      <text:p text:style-name="Standard"><text:s text:c="4"/>suc-&gt;right = loc-&gt;right;</text:p>
      <text:p text:style-name="Standard">}</text:p>
      <text:p text:style-name="Standard"/>
      <text:soft-page-break/>
      <text:p text:style-name="Standard">void BST::deletenode(int x) {</text:p>
      <text:p text:style-name="Standard"><text:s text:c="4"/>loc = root;</text:p>
      <text:p text:style-name="Standard"><text:s text:c="4"/>while (loc != NULL &amp;&amp; x != loc-&gt;data) {</text:p>
      <text:p text:style-name="Standard"><text:s text:c="8"/>par = loc;</text:p>
      <text:p text:style-name="Standard"><text:s text:c="8"/>if (x &lt; loc-&gt;data) {</text:p>
      <text:p text:style-name="Standard"><text:s text:c="12"/>loc = loc-&gt;left;</text:p>
      <text:p text:style-name="Standard"><text:s text:c="8"/>} else {</text:p>
      <text:p text:style-name="Standard"><text:s text:c="12"/>loc = loc-&gt;right;</text:p>
      <text:p text:style-name="Standard"><text:s text:c="8"/>}</text:p>
      <text:p text:style-name="Standard"><text:s text:c="4"/>}</text:p>
      <text:p text:style-name="Standard"/>
      <text:p text:style-name="Standard"><text:s text:c="4"/>if (loc == NULL) {</text:p>
      <text:p text:style-name="Standard"><text:s text:c="8"/>cout &lt;&lt; "\n " &lt;&lt; x &lt;&lt; " not found.";</text:p>
      <text:p text:style-name="Standard"><text:s text:c="4"/>} else if (loc-&gt;right != NULL &amp;&amp; loc-&gt;left != NULL) {</text:p>
      <text:p text:style-name="Standard"><text:s text:c="8"/>caseb();</text:p>
      <text:p text:style-name="Standard"><text:s text:c="4"/>} else {</text:p>
      <text:p text:style-name="Standard"><text:s text:c="8"/>casea(loc, par);</text:p>
      <text:p text:style-name="Standard"><text:s text:c="4"/>}</text:p>
      <text:p text:style-name="Standard"><text:s text:c="4"/>delete loc;</text:p>
      <text:p text:style-name="Standard">}</text:p>
      <text:p text:style-name="Standard"/>
      <text:p text:style-name="Standard">void BST::search(int x) {</text:p>
      <text:p text:style-name="Standard"><text:s text:c="4"/>if (root == NULL) {</text:p>
      <text:p text:style-name="Standard"><text:s text:c="8"/>cout &lt;&lt; "\n Tree is empty.";</text:p>
      <text:p text:style-name="Standard"><text:s text:c="8"/>return;</text:p>
      <text:p text:style-name="Standard"><text:s text:c="4"/>}</text:p>
      <text:p text:style-name="Standard"><text:s text:c="4"/>ptr = root;</text:p>
      <text:p text:style-name="Standard"><text:s text:c="4"/>while (ptr != NULL) {</text:p>
      <text:p text:style-name="Standard"><text:s text:c="8"/>if (ptr-&gt;data == x) {</text:p>
      <text:p text:style-name="Standard"><text:s text:c="12"/>cout &lt;&lt; x &lt;&lt; " is found.";</text:p>
      <text:p text:style-name="Standard"><text:s text:c="12"/>break;</text:p>
      <text:p text:style-name="Standard"><text:s text:c="8"/>} else if (x &lt; ptr-&gt;data) {</text:p>
      <text:p text:style-name="Standard"><text:s text:c="12"/>ptr = ptr-&gt;left;</text:p>
      <text:p text:style-name="Standard"><text:s text:c="8"/>} else {</text:p>
      <text:p text:style-name="Standard"><text:s text:c="12"/>ptr = ptr-&gt;right;</text:p>
      <text:p text:style-name="Standard"><text:s text:c="8"/>}</text:p>
      <text:p text:style-name="Standard"><text:s text:c="4"/>}</text:p>
      <text:p text:style-name="Standard"><text:s text:c="4"/>if (ptr == NULL) {</text:p>
      <text:p text:style-name="Standard"><text:s text:c="8"/>cout &lt;&lt; x &lt;&lt; " is not found";</text:p>
      <text:p text:style-name="Standard"><text:s text:c="4"/>}</text:p>
      <text:p text:style-name="Standard">}</text:p>
      <text:p text:style-name="Standard"/>
      <text:p text:style-name="Standard">int BST::depth(tree *ptr) {</text:p>
      <text:p text:style-name="Standard"><text:s text:c="4"/>if (ptr == NULL) {</text:p>
      <text:p text:style-name="Standard"><text:s text:c="8"/>return 0;</text:p>
      <text:p text:style-name="Standard"><text:s text:c="4"/>}</text:p>
      <text:p text:style-name="Standard"><text:s text:c="4"/>int lh = depth(ptr-&gt;left);</text:p>
      <text:p text:style-name="Standard"><text:s text:c="4"/>int rh = depth(ptr-&gt;right);</text:p>
      <text:p text:style-name="Standard"><text:s text:c="4"/>return (max(lh, rh) + 1);</text:p>
      <text:p text:style-name="Standard">}</text:p>
      <text:p text:style-name="Standard"/>
      <text:p text:style-name="Standard">void BST::inorder(tree *ptr) {</text:p>
      <text:soft-page-break/>
      <text:p text:style-name="Standard"><text:s text:c="4"/>if (ptr != NULL) {</text:p>
      <text:p text:style-name="Standard"><text:s text:c="8"/>inorder(ptr-&gt;left);</text:p>
      <text:p text:style-name="Standard"><text:s text:c="8"/>cout &lt;&lt; ptr-&gt;data &lt;&lt; " ";</text:p>
      <text:p text:style-name="Standard"><text:s text:c="8"/>inorder(ptr-&gt;right);</text:p>
      <text:p text:style-name="Standard"><text:s text:c="4"/>}</text:p>
      <text:p text:style-name="Standard">}</text:p>
      <text:p text:style-name="Standard"/>
      <text:p text:style-name="Standard">void BST::preorder(tree *ptr) {</text:p>
      <text:p text:style-name="Standard"><text:s text:c="4"/>if (ptr != NULL) {</text:p>
      <text:p text:style-name="Standard"><text:s text:c="8"/>cout &lt;&lt; ptr-&gt;data &lt;&lt; " ";</text:p>
      <text:p text:style-name="Standard"><text:s text:c="8"/>preorder(ptr-&gt;left);</text:p>
      <text:p text:style-name="Standard"><text:s text:c="8"/>preorder(ptr-&gt;right);</text:p>
      <text:p text:style-name="Standard"><text:s text:c="4"/>}</text:p>
      <text:p text:style-name="Standard">}</text:p>
      <text:p text:style-name="Standard"/>
      <text:p text:style-name="Standard">void BST::postorder(tree *ptr) {</text:p>
      <text:p text:style-name="Standard"><text:s text:c="4"/>if (ptr != NULL) {</text:p>
      <text:p text:style-name="Standard"><text:s text:c="8"/>postorder(ptr-&gt;left);</text:p>
      <text:p text:style-name="Standard"><text:s text:c="8"/>postorder(ptr-&gt;right);</text:p>
      <text:p text:style-name="Standard"><text:s text:c="8"/>cout &lt;&lt; ptr-&gt;data &lt;&lt; " ";</text:p>
      <text:p text:style-name="Standard"><text:s text:c="4"/>}</text:p>
      <text:p text:style-name="Standard">}</text:p>
      <text:p text:style-name="Standard"/>
      <text:p text:style-name="Standard">void BST::printLeafNodes(tree *ptr) {</text:p>
      <text:p text:style-name="Standard"><text:s text:c="4"/>if (ptr == NULL) {</text:p>
      <text:p text:style-name="Standard"><text:s text:c="8"/>return;</text:p>
      <text:p text:style-name="Standard"><text:s text:c="4"/>}</text:p>
      <text:p text:style-name="Standard"><text:s text:c="4"/>/* If root is leaf node, print data */</text:p>
      <text:p text:style-name="Standard"><text:s text:c="4"/>if (ptr-&gt;left == NULL &amp;&amp; ptr-&gt;right == NULL) {</text:p>
      <text:p text:style-name="Standard"><text:s text:c="8"/>cout &lt;&lt; ptr-&gt;data &lt;&lt; " ";</text:p>
      <text:p text:style-name="Standard"><text:s text:c="8"/>return;</text:p>
      <text:p text:style-name="Standard"><text:s text:c="4"/>}</text:p>
      <text:p text:style-name="Standard"><text:s text:c="4"/>/* If there exists left child, recursively call left */</text:p>
      <text:p text:style-name="Standard"><text:s text:c="4"/>if (ptr-&gt;left) printLeafNodes(ptr-&gt;left);</text:p>
      <text:p text:style-name="Standard"><text:s text:c="4"/>/* If there exists right child, recursively call right subtree */</text:p>
      <text:p text:style-name="Standard"><text:s text:c="4"/>if (ptr-&gt;right) printLeafNodes(ptr-&gt;right);</text:p>
      <text:p text:style-name="Standard">}</text:p>
      <text:p text:style-name="Standard"/>
      <text:p text:style-name="Standard">void BST::mirror_tree(tree* ptr) {</text:p>
      <text:p text:style-name="Standard"><text:s text:c="4"/>tree* temp;</text:p>
      <text:p text:style-name="Standard"><text:s text:c="4"/>if (ptr != NULL) {</text:p>
      <text:p text:style-name="Standard"><text:s text:c="8"/>temp = ptr-&gt;left;</text:p>
      <text:p text:style-name="Standard"><text:s text:c="8"/>ptr-&gt;left = ptr-&gt;right;</text:p>
      <text:p text:style-name="Standard"><text:s text:c="8"/>ptr-&gt;right = temp;</text:p>
      <text:p text:style-name="Standard"><text:s text:c="8"/>mirror_tree(ptr-&gt;left);</text:p>
      <text:p text:style-name="Standard"><text:s text:c="8"/>mirror_tree(ptr-&gt;right);</text:p>
      <text:p text:style-name="Standard"><text:s text:c="4"/>}</text:p>
      <text:p text:style-name="Standard"><text:s text:c="4"/>else return;</text:p>
      <text:p text:style-name="Standard">}</text:p>
      <text:p text:style-name="Standard"/>
      <text:p text:style-name="Standard">int main() {</text:p>
      <text:p text:style-name="Standard"><text:s text:c="4"/>int ch, x, h;</text:p>
      <text:soft-page-break/>
      <text:p text:style-name="Standard"><text:s text:c="4"/>BST t = BST();</text:p>
      <text:p text:style-name="Standard"/>
      <text:p text:style-name="Standard"><text:s text:c="4"/>do {</text:p>
      <text:p text:style-name="Standard"><text:s text:c="8"/>cout &lt;&lt; "\n 1. Insertion into Binary search tree";</text:p>
      <text:p text:style-name="Standard"><text:s text:c="8"/>cout &lt;&lt; "\n 2. Traversals";</text:p>
      <text:p text:style-name="Standard"><text:s text:c="8"/>cout &lt;&lt; "\n 3. Deletion from binary search tree";</text:p>
      <text:p text:style-name="Standard"><text:s text:c="8"/>cout &lt;&lt; "\n 4. Search";</text:p>
      <text:p text:style-name="Standard"><text:s text:c="8"/>cout &lt;&lt; "\n 5. Depth of a tree";</text:p>
      <text:p text:style-name="Standard"><text:s text:c="8"/>cout &lt;&lt; "\n 6. Print Leaf nodes";</text:p>
      <text:p text:style-name="Standard"><text:s text:c="8"/>cout &lt;&lt; "\n 7. Mirror of tree";</text:p>
      <text:p text:style-name="Standard"><text:s text:c="8"/>cout &lt;&lt; "\n 8. Exit.";</text:p>
      <text:p text:style-name="Standard"><text:s text:c="8"/>cout &lt;&lt; "\n Enter your choice: ";</text:p>
      <text:p text:style-name="Standard"><text:s text:c="8"/>cin &gt;&gt; ch;</text:p>
      <text:p text:style-name="Standard"/>
      <text:p text:style-name="Standard"><text:s text:c="8"/>switch (ch) {</text:p>
      <text:p text:style-name="Standard"><text:s text:c="12"/>case 1:</text:p>
      <text:p text:style-name="Standard"><text:s text:c="16"/>cout &lt;&lt; "\n Enter data to insert: ";</text:p>
      <text:p text:style-name="Standard"><text:s text:c="16"/>cin &gt;&gt; x;</text:p>
      <text:p text:style-name="Standard"><text:s text:c="16"/>t.createbst(x);</text:p>
      <text:p text:style-name="Standard"><text:s text:c="16"/>break;</text:p>
      <text:p text:style-name="Standard"><text:s text:c="12"/>case 2:</text:p>
      <text:p text:style-name="Standard"><text:s text:c="16"/>cout &lt;&lt; "\n Inorder: ";</text:p>
      <text:p text:style-name="Standard"><text:s text:c="16"/>t.inorder(t.root);</text:p>
      <text:p text:style-name="Standard"><text:s text:c="16"/>cout &lt;&lt; "\n Preorder: ";</text:p>
      <text:p text:style-name="Standard"><text:s text:c="16"/>t.preorder(t.root);</text:p>
      <text:p text:style-name="Standard"><text:s text:c="16"/>cout &lt;&lt; "\n Postorder: ";</text:p>
      <text:p text:style-name="Standard"><text:s text:c="16"/>t.postorder(t.root);</text:p>
      <text:p text:style-name="Standard"><text:s text:c="16"/>break;</text:p>
      <text:p text:style-name="Standard"><text:s text:c="12"/>case 3:</text:p>
      <text:p text:style-name="Standard"><text:s text:c="16"/>cout &lt;&lt; "\n Enter data to delete: ";</text:p>
      <text:p text:style-name="Standard"><text:s text:c="16"/>cin &gt;&gt; x;</text:p>
      <text:p text:style-name="Standard"><text:s text:c="16"/>t.deletenode(x);</text:p>
      <text:p text:style-name="Standard"><text:s text:c="16"/>break;</text:p>
      <text:p text:style-name="Standard"><text:s text:c="12"/>case 4:</text:p>
      <text:p text:style-name="Standard"><text:s text:c="16"/>cout &lt;&lt; "\n Enter data to search: ";</text:p>
      <text:p text:style-name="Standard"><text:s text:c="16"/>cin &gt;&gt; x;</text:p>
      <text:p text:style-name="Standard"><text:s text:c="16"/>t.search(x);</text:p>
      <text:p text:style-name="Standard"><text:s text:c="16"/>break;</text:p>
      <text:p text:style-name="Standard"><text:s text:c="12"/>case 5:</text:p>
      <text:p text:style-name="Standard"><text:s text:c="16"/>x = t.depth(t.root);</text:p>
      <text:p text:style-name="Standard"><text:s text:c="16"/>cout &lt;&lt; "\n Depth of a tree: " &lt;&lt; x;</text:p>
      <text:p text:style-name="Standard"><text:s text:c="16"/>break;</text:p>
      <text:p text:style-name="Standard"><text:s text:c="12"/>case 6:</text:p>
      <text:p text:style-name="Standard"><text:s text:c="16"/>t.printLeafNodes(t.root);</text:p>
      <text:p text:style-name="Standard"><text:s text:c="16"/>break;</text:p>
      <text:p text:style-name="Standard"><text:s text:c="12"/>case 7:</text:p>
      <text:p text:style-name="Standard"><text:s text:c="16"/>t.mirror_tree(t.root);</text:p>
      <text:p text:style-name="Standard"><text:s text:c="16"/>cout &lt;&lt; "\n Inorder display of mirror tree.";</text:p>
      <text:p text:style-name="Standard"><text:s text:c="16"/>t.inorder(t.root);</text:p>
      <text:p text:style-name="Standard"><text:s text:c="16"/>break;</text:p>
      <text:p text:style-name="Standard"><text:s text:c="8"/>}</text:p>
      <text:p text:style-name="Standard"><text:s text:c="4"/>} while (ch != 8);</text:p>
      <text:p text:style-name="Standard"/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system" style:font-pitch="variable" svg:panose-1="0 0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Khushi Lohiya</meta:initial-creator>
    <dc:creator>Khushi Lohiya</dc:creator>
    <meta:creation-date>2024-11-18T13:50:00Z</meta:creation-date>
    <dc:date>2024-11-18T13:50:00Z</dc:date>
    <meta:template xlink:href="Normal" xlink:type="simple"/>
    <meta:editing-cycles>2</meta:editing-cycles>
    <meta:editing-duration>PT60S</meta:editing-duration>
    <meta:document-statistic meta:page-count="6" meta:paragraph-count="11" meta:word-count="880" meta:character-count="5890" meta:row-count="41" meta:non-whitespace-character-count="5021"/>
  </office:meta>
</office:document-meta>
</file>